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5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1" style:family="table-cell" style:parent-style-name="Default" style:data-style-name="N2">
      <style:table-cell-properties fo:padding="0.071cm"/>
    </style:style>
    <style:style style:name="ce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fo:padding="0.071cm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</style:style>
    <style:style style:name="ce4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42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48" style:family="table-cell" style:parent-style-name="Default" style:data-style-name="N2">
      <style:table-cell-properties fo:padding="0.071cm"/>
    </style:style>
    <style:style style:name="ce49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38"/>
        <table:table-column table:style-name="co1" table:default-cell-style-name="ce35"/>
        <table:table-column table:style-name="co2" table:default-cell-style-name="ce40"/>
        <table:table-column table:style-name="co3" table:default-cell-style-name="ce40"/>
        <table:table-column table:style-name="co1" table:default-cell-style-name="ce35"/>
        <table:table-column table:style-name="co3" table:default-cell-style-name="ce49"/>
        <table:table-column table:style-name="co1" table:number-columns-repeated="3" table:default-cell-style-name="ce38"/>
        <table:table-column table:style-name="co1" table:default-cell-style-name="ce40"/>
        <table:table-row table:style-name="ro1">
          <table:table-cell table:style-name="ce35" office:value-type="string" calcext:value-type="string">
            <text:p>PETSA</text:p>
          </table:table-cell>
          <table:table-cell table:style-name="ce42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40" table:number-columns-repeated="5"/>
          <table:table-cell/>
        </table:table-row>
        <table:table-row table:style-name="ro1">
          <table:table-cell table:style-name="ce36" office:value-type="string" calcext:value-type="string">
            <text:p>CASH</text:p>
          </table:table-cell>
          <table:table-cell table:style-name="ce36" office:value-type="string" calcext:value-type="string">
            <text:p>STORED</text:p>
          </table:table-cell>
          <table:table-cell table:style-name="ce36" office:value-type="string" calcext:value-type="string">
            <text:p>COINS</text:p>
          </table:table-cell>
          <table:table-cell table:style-name="ce36" office:value-type="string" calcext:value-type="string">
            <text:p>ACTUAL TOTAL</text:p>
          </table:table-cell>
          <table:table-cell table:style-name="ce40" table:number-columns-repeated="2"/>
          <table:table-cell table:style-name="ce36" office:value-type="string" calcext:value-type="string">
            <text:p>PF</text:p>
          </table:table-cell>
          <table:table-cell table:style-name="ce36" office:value-type="string" calcext:value-type="string">
            <text:p>COUNT</text:p>
          </table:table-cell>
          <table:table-cell table:style-name="ce36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37" office:value-type="float" office:value="0" calcext:value-type="float">
            <text:p>0.00</text:p>
          </table:table-cell>
          <table:table-cell table:style-name="ce47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5" office:value-type="string" calcext:value-type="string">
            <text:p>CASH OUT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9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9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1" office:value-type="float" office:value="0" calcext:value-type="float">
            <text:p>0.00</text:p>
          </table:table-cell>
          <table:table-cell table:style-name="ce43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5" office:value-type="string" calcext:value-type="string">
            <text:p>COUNT</text:p>
          </table:table-cell>
          <table:table-cell table:style-name="ce40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2" office:value-type="date" office:date-value="2020-03-25" calcext:value-type="date">
            <text:p>2020-03-25</text:p>
          </table:table-cell>
          <table:table-cell table:style-name="ce44" office:value-type="string" calcext:value-type="string">
            <text:p>WEDNESDAY</text:p>
          </table:table-cell>
          <table:table-cell table:style-name="ce45" office:value-type="string" calcext:value-type="string">
            <text:p>PREV TOTAL</text:p>
          </table:table-cell>
          <table:table-cell table:style-name="ce48" office:value-type="float" office:value="0" calcext:value-type="float">
            <text:p>0.00</text:p>
          </table:table-cell>
          <table:table-cell table:style-name="ce39"/>
          <table:table-cell table:style-name="ce50" office:value-type="string" calcext:value-type="string">
            <text:p>TOTAL</text:p>
          </table:table-cell>
          <table:table-cell table:style-name="ce51" table:formula="of:=SUM([.G3:.G18])" office:value-type="float" office:value="0" calcext:value-type="float">
            <text:p>0.00</text:p>
          </table:table-cell>
          <table:table-cell table:style-name="ce39" table:number-columns-repeated="3"/>
        </table:table-row>
        <table:table-row table:style-name="ro1">
          <table:table-cell table:style-name="ce39" table:number-columns-repeated="2"/>
          <table:table-cell table:style-name="ce46" office:value-type="string" calcext:value-type="string">
            <text:p>GRAND TOTAL</text:p>
          </table:table-cell>
          <table:table-cell table:style-name="ce41" table:formula="of:=[.G19]+[.D19]-[.B4]-[.A11]" office:value-type="float" office:value="0" calcext:value-type="float">
            <text:p>0.00</text:p>
          </table:table-cell>
          <table:table-cell table:style-name="ce39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-00-0000</text:date>, <text:time style:data-style-name="N2" text:time-value="11:47:41.029866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0-08-03T11:48:01.104102093</dc:date>
    <meta:editing-duration>PT23H15M2S</meta:editing-duration>
    <meta:editing-cycles>927</meta:editing-cycles>
    <meta:generator>LibreOffice/6.4.4.2$Linux_X86_64 LibreOffice_project/40$Build-2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200523
' @date updated: 20200803

  GlobalScope.BasicLibraries.loadLibrary("Tools")
  Dim Prop(1) as New com.sun.star.beans.PropertyValue
  Dim saveAsODSArgs(1) as new com.sun.star.beans.PropertyValue

  Dim sInputPath As String
  Dim summaryReportWorksheet

  dispatcher = createUnoService("com.sun.star.frame.DispatchHelper")
     
  inputWorkbook = ThisComponent

  sDateToday = Format(Now(), "yyyy-mm-dd")
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  'Msgbox(sDateToday)
  
  sOutputPath  = DirectoryNameoutofPath(inputWorkbook.getURL(),"/")
  sOutputWorkbookFilename = sOutputPath  &amp; "/" &amp; "moscReportForTheDay" &amp; sDateToday &amp; ".ods"

  If Not FileExists(sOutputPath) Then
    MkDir(sOutputPath)
  End If

  outputWorkbook = ThisComponent

  sFileName = FileNameoutofPath(inputWorkbook.getURL(),"/")

  saveAsODSArgs(0).Name = "URL"
  saveAsODSArgs(0).Value = sOutputWorkbookFilename
  saveAsODSArgs(1).Name = "FilterName"
  saveAsODSArgs(1).Value = 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update file location
  'sInputPath = sOutputPath
  'sInputPath = "D:\Usbong\MOSC\Forms\Information Desk\output\cashier\"
  sInputPath = "/home/unit_member/Documents/Accounting/Cashier/output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         
   sInputFilenameSysonPedro = sInputPath &amp; "SYSON,PEDRO" &amp; sDateToday &amp; ".txt"
   sInputFilenameSysonPeter = sInputPath &amp; "SYSON,PETER" &amp; sDateToday &amp; ".txt"
   sInputFilenameRejusoChastityAmor = sInputPath &amp; "REJUSO,CHASTITYAMOR" &amp; sDateToday &amp; ".txt"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                      
   FileNames = Array(sInputFilenameMedicine, sInputFilenameMedicineAsterisk, sInputFilenameNonMedicine, sInputFilenameXRay, sInputFilenameLab, sInputFilenameSysonPedro, sInputFilenameSysonPeter, sInputFilenameRejusoChastityAmor, sInputFilenameDelaPazRodil, sInputFilenameLasamHonesto, sInputFilenameBalceGraciaCielo, sInputFilenameVATForNonMedicine)

   'TO-DO: -add: this       
   'Call autoFormatSummaryReport
   
   'TO-DO: -add: this       
   'ActiveWindow.Zoom = 80
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If (InStr(UCase(Filename), "/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                        ElseIf (InStr(UCase(Filename), "/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                        ElseIf (InStr(UCase(Filename), "/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                        ElseIf (InStr(UCase(Filename), "/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                        ElseIf (InStr(UCase(Filename), "/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							summaryReportWorksheet.getCellByPosition(8, 15).Value = dNetFeeTotalCount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							summaryReportWorksheet.getCellByPosition(8, 9).Value = dNetFeeTotalCount
							summaryReportWorksheet.getCellByPosition(7, 9).Value = iQuantityTotalCount

                            summaryReportWorksheet.getCellByPosition(0, 6).Value = dNetFeeTotalCount
                            'TO-DO: -add: this
                            'summaryReportWorksheet.Range("A" &amp; 7).NumberFormat = "0.00" 'added by Mike, 20200618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							summaryReportWorksheet.getCellByPosition(8, 11).Value = dNetFeeTotalCount
							summaryReportWorksheet.getCellByPosition(7, 11).Value = iQuantityTotalCount

                            summaryReportWorksheet.getCellByPosition(0, 6).Value = dNetFeeTotalCount
                            'TO-DO: -add: this
                            'summaryReportWorksheet.Range("A" &amp; 7).NumberFormat = "0.00" 'added by Mike, 20200618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							summaryReportWorksheet.getCellByPosition(8, 12).Value = dNetFeeTotalCount
							summaryReportWorksheet.getCellByPosition(7, 12).Value = iQuantityTotalCount

                            summaryReportWorksheet.getCellByPosition(0, 6).Value = dNetFeeTotalCount
                            'TO-DO: -add: this
                            'summaryReportWorksheet.Range("A" &amp; 7).NumberFormat = "0.00" 'added by Mike, 20200618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							summaryReportWorksheet.getCellByPosition(8, 13).Value = dNetFeeTotalCount
							summaryReportWorksheet.getCellByPosition(7, 13).Value = iQuantityTotalCount

                            summaryReportWorksheet.getCellByPosition(0, 6).Value = dNetFeeTotalCount
                            'TO-DO: -add: this
                            'summaryReportWorksheet.Range("A" &amp; 7).NumberFormat = "0.00" 'added by Mike, 20200618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                        End If
                Loop
             Close #1
        End If
    Next Filename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
  'summaryReportWorksheet.getByName("B").Width = 11 * 1000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